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00ccff"/>
    </style:style>
    <style:style style:name="ce35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)" office:value-type="float" office:value="79800" calcext:value-type="float">
            <text:p>79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)+5000" office:value-type="float" office:value="63900" calcext:value-type="float">
            <text:p>63900</text:p>
          </table:table-cell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15900" calcext:value-type="float">
            <text:p>15900</text:p>
          </table:table-cell>
        </table:table-row>
        <table:table-row table:style-name="ro3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100" calcext:value-type="float">
            <text:p>1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7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7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7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Taron</text:p>
          </table:table-cell>
          <table:table-cell table:style-name="ce7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7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Tina</text:p>
          </table:table-cell>
          <table:table-cell table:style-name="ce7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7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7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7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0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34" office:value-type="float" office:value="12100" calcext:value-type="float">
            <text:p>1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table:number-columns-repeated="2"/>
          <table:table-cell table:style-name="ce2" table:formula="of:=SUM([.A33:.F33])" office:value-type="float" office:value="20300" calcext:value-type="float">
            <text:p>20300</text:p>
          </table:table-cell>
          <table:table-cell table:style-name="ce8" table:formula="of:=SUM([.B58:.F58])" office:value-type="float" office:value="1035.2380952381" calcext:value-type="float">
            <text:p>1035.2380952381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"/>
          <table:table-cell table:style-name="ce3" table:formula="of:=SUM([.C58];[.D58];[.F58])" office:value-type="float" office:value="695.238095238095" calcext:value-type="float">
            <text:p>695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"/>
          <table:table-cell table:style-name="ce3" table:formula="of:=SUM([.B58:.F58])" office:value-type="float" office:value="1035.2380952381" calcext:value-type="float">
            <text:p>1035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)" office:value-type="float" office:value="366.666666666667" calcext:value-type="float">
            <text:p>366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8" table:number-columns-repeated="2"/>
          <table:table-cell table:number-columns-repeated="3"/>
          <table:table-cell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number-columns-repeated="2"/>
          <table:table-cell table:style-name="ce3" table:formula="of:=SUM([.B58];[.E58];[.D58])" office:value-type="float" office:value="668.571428571429" calcext:value-type="float">
            <text:p>66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8];[.C58];[.D58];[.F58])" office:value-type="float" office:value="1035.2380952381" calcext:value-type="float">
            <text:p>1035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 table:number-columns-repeated="2" office:value-type="string" calcext:value-type="string">
            <text:p>-Movs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 table:number-columns-repeated="4"/>
          <table:table-cell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;[.F58])" office:value-type="float" office:value="668.571428571429" calcext:value-type="float">
            <text:p>66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035.2380952381" calcext:value-type="float">
            <text:p>1035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035.2380952381" calcext:value-type="float">
            <text:p>1035.2380952381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];[.B58];[.D58])" office:value-type="float" office:value="668.571428571429" calcext:value-type="float">
            <text:p>668.5714285714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)" office:value-type="float" office:value="668.571428571429" calcext:value-type="float">
            <text:p>668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19" office:value-type="float" office:value="0" calcext:value-type="float">
            <text:p>0</text:p>
          </table:table-cell>
          <table:table-cell table:style-name="ce2" table:formula="of:=[.F33]/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table:formula="of:=SUM([.H33:.H58])" office:value-type="float" office:value="20300" calcext:value-type="float">
            <text:p>203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0:29:13.432233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20T11:08:05.086308466</dc:date>
    <meta:editing-duration>P3DT18H20M3S</meta:editing-duration>
    <meta:editing-cycles>1639</meta:editing-cycles>
    <meta:generator>LibreOffice/4.2.8.2$Linux_X86_64 LibreOffice_project/420m0$Build-2</meta:generator>
    <meta:document-statistic meta:table-count="11" meta:cell-count="3927" meta:object-count="0"/>
  </office:meta>
</office:document-meta>
</file>